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340f74" officeooo:paragraph-rsid="00340f74"/>
    </style:style>
    <style:style style:name="P2" style:family="paragraph" style:parent-style-name="Standard">
      <style:text-properties style:font-name="Linux Libertine O" officeooo:rsid="00340f74" officeooo:paragraph-rsid="003c2a0e"/>
    </style:style>
    <style:style style:name="P3" style:family="paragraph" style:parent-style-name="Standard">
      <style:text-properties style:font-name="Linux Libertine O" officeooo:rsid="00340f74" officeooo:paragraph-rsid="003f05a0"/>
    </style:style>
    <style:style style:name="P4" style:family="paragraph" style:parent-style-name="Standard">
      <style:text-properties style:font-name="Linux Libertine O" officeooo:rsid="003c2a0e" officeooo:paragraph-rsid="003c2a0e"/>
    </style:style>
    <style:style style:name="P5" style:family="paragraph" style:parent-style-name="Standard">
      <style:text-properties officeooo:paragraph-rsid="00340f74"/>
    </style:style>
    <style:style style:name="P6" style:family="paragraph" style:parent-style-name="Standard">
      <style:text-properties officeooo:paragraph-rsid="003c2a0e"/>
    </style:style>
    <style:style style:name="P7" style:family="paragraph" style:parent-style-name="Standard">
      <style:text-properties officeooo:paragraph-rsid="003de0ac"/>
    </style:style>
    <style:style style:name="P8" style:family="paragraph" style:parent-style-name="Standard">
      <style:text-properties officeooo:paragraph-rsid="003f05a0"/>
    </style:style>
    <style:style style:name="P9" style:family="paragraph" style:parent-style-name="Heading">
      <style:text-properties style:font-name="Linux Libertine O" officeooo:rsid="00340f74" officeooo:paragraph-rsid="003c2a0e"/>
    </style:style>
    <style:style style:name="P10" style:family="paragraph" style:parent-style-name="Heading">
      <style:text-properties officeooo:paragraph-rsid="003c2a0e"/>
    </style:style>
    <style:style style:name="P11" style:family="paragraph" style:parent-style-name="Standard">
      <style:text-properties style:font-name="Linux Libertine O" officeooo:rsid="003c2a0e" officeooo:paragraph-rsid="003c2a0e"/>
    </style:style>
    <style:style style:name="P12" style:family="paragraph" style:parent-style-name="Standard">
      <style:text-properties style:font-name="Linux Libertine O" officeooo:rsid="00340f74" officeooo:paragraph-rsid="003de0ac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340f74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fo:color="#3465a4" style:font-name="Linux Libertine O" fo:font-size="14pt" fo:font-weight="bold" officeooo:rsid="003c2a0e" style:font-name-asian="Noto Sans CJK SC Regular" style:font-size-asian="14pt" style:font-weight-asian="bold" style:font-name-complex="FreeSans" style:font-size-complex="14pt" style:font-weight-complex="bold"/>
    </style:style>
    <style:style style:name="T4" style:family="text">
      <style:text-properties fo:color="#3465a4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5" style:family="text">
      <style:text-properties fo:color="#3465a4" fo:font-size="14pt" fo:font-weight="bold" officeooo:rsid="003c2a0e" style:font-name-asian="Noto Sans CJK SC Regular" style:font-size-asian="14pt" style:font-weight-asian="bold" style:font-name-complex="FreeSans" style:font-size-complex="14pt" style:font-weight-complex="bold"/>
    </style:style>
    <style:style style:name="T6" style:family="text">
      <style:text-properties style:font-name="Linux Libertine O" officeooo:rsid="00340f74"/>
    </style:style>
    <style:style style:name="T7" style:family="text">
      <style:text-properties style:font-name="Linux Libertine O" officeooo:rsid="003c2a0e"/>
    </style:style>
    <style:style style:name="T8" style:family="text">
      <style:text-properties style:font-name="Linux Libertine O" fo:font-weight="bold" officeooo:rsid="003c2a0e" style:font-weight-asian="bold" style:font-weight-complex="bold"/>
    </style:style>
    <style:style style:name="T9" style:family="text">
      <style:text-properties style:font-name="Linux Libertine O" officeooo:rsid="003de0ac"/>
    </style:style>
    <style:style style:name="T10" style:family="text">
      <style:text-properties style:font-name="Linux Libertine O" officeooo:rsid="003f05a0"/>
    </style:style>
    <style:style style:name="T11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12" style:family="text">
      <style:text-properties fo:color="#004586" style:font-name="Linux Libertine O" fo:font-size="18.2000007629395pt" fo:font-weight="bold" officeooo:rsid="003c2a0e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3" style:family="text">
      <style:text-properties officeooo:rsid="00340f74"/>
    </style:style>
    <style:style style:name="T14" style:family="text">
      <style:text-properties officeooo:rsid="003c2a0e"/>
    </style:style>
    <style:style style:name="T15" style:family="text">
      <style:text-properties officeooo:rsid="003f05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2">Wonton</text:span><text:span text:style-name="T11"> (</text:span><text:span text:style-name="T12">makes about 20</text:span><text:span text:style-name="T11">)</text:span></text:h>
      <text:p text:style-name="Heading"><text:span text:style-name="T1">For the </text:span><text:span text:style-name="T2">preparation </text:span><text:span text:style-name="T3">(ideally the day before)</text:span></text:p>
      <text:p text:style-name="P1">125g lean pork mince</text:p>
      <text:p text:style-name="P1">2 spring onions including green parts</text:p>
      <text:p text:style-name="P1">2 cloves garlic</text:p>
      <text:p text:style-name="P3"><text:span text:style-name="T14">fresh </text:span>ginger 1cm x 2cm x 2mm <text:span text:style-name="T15">(optional)</text:span></text:p>
      <text:p text:style-name="P3">1 tsp dark soy sauce</text:p>
      <text:p text:style-name="P1"><text:span text:style-name="T15">1/3 tsp </text:span>salt</text:p>
      <text:p text:style-name="P1"/>
      <text:p text:style-name="P4">Note: The <text:span text:style-name="T13">amounts are flexible </text:span>and to taste<text:span text:style-name="T13">, but don't add too much soy sauce or the mixture will be quite wet when it comes to fry.</text:span></text:p>
      <text:p text:style-name="P2"/>
      <text:p text:style-name="P2"/>
      <text:p text:style-name="P1"><text:span text:style-name="T14">P</text:span>eel/trim any dry bits off the spring onions and wash, shaking off excess water. <text:span text:style-name="T14">Q</text:span>uarter them lengthways and chop into ~1mm bits – don't slice too finely as they should add a bit of crunch.</text:p>
      <text:p text:style-name="P1"/>
      <text:p text:style-name="P8"><text:span text:style-name="T7">C</text:span><text:span text:style-name="T6">hop the garlic and ginger finely. </text:span><text:span text:style-name="T7">A</text:span><text:span text:style-name="T6">dd </text:span><text:span text:style-name="T10">everything</text:span><text:span text:style-name="T6"> to the pork and mix well. </text:span><text:span text:style-name="T7">L</text:span><text:span text:style-name="T6">eave to marinade (preferably overnight, </text:span><text:span text:style-name="T7">but a few hours will do</text:span><text:span text:style-name="T6">).</text:span></text:p>
      <text:p text:style-name="P1"/>
      <text:p text:style-name="P10"><text:span text:style-name="T2">For the </text:span><text:span text:style-name="T3">construc</text:span><text:span text:style-name="T2">tion</text:span></text:p>
      <text:p text:style-name="P2">½ pack of wonton skins</text:p>
      <text:p text:style-name="P2"/>
      <text:p text:style-name="P6"><text:span text:style-name="T7">Note: Y</text:span><text:span text:style-name="T6">ou </text:span><text:span text:style-name="T7">can halve a</text:span><text:span text:style-name="T6"> block of wonton skins </text:span><text:span text:style-name="T7">whilst frozen:</text:span><text:span text:style-name="T6"> as the skins are floured, they </text:span><text:span text:style-name="T7">can be </text:span><text:span text:style-name="T6">lever</text:span><text:span text:style-name="T7">ed</text:span><text:span text:style-name="T6"> in </text:span><text:span text:style-name="T7">half</text:span><text:span text:style-name="T6"> with a sharp knife. </text:span><text:span text:style-name="T7">L</text:span><text:span text:style-name="T6">eave to defrost in a sealed bag.</text:span></text:p>
      <text:p text:style-name="P2"/>
      <text:p text:style-name="P2"/>
      <text:p text:style-name="P6"><text:span text:style-name="T7">P</text:span><text:span text:style-name="T6">ut a small amount </text:span><text:span text:style-name="T7">of the mixture </text:span><text:span text:style-name="T6">(about a flat tsp) into the centre of each </text:span><text:span text:style-name="T7">wonton </text:span><text:span text:style-name="T6">skin, pull up the edges and pinch &amp; twist together. </text:span><text:span text:style-name="T7">B</text:span><text:span text:style-name="T6">igger </text:span><text:span text:style-name="T7">ones</text:span><text:span text:style-name="T6"> take longer to cook; </text:span><text:span text:style-name="T7">adjust accordingly</text:span><text:span text:style-name="T6">.</text:span></text:p>
      <text:p text:style-name="P2"/>
      <text:p text:style-name="P10"><text:span text:style-name="T2">For t</text:span><text:span text:style-name="T3">he</text:span><text:span text:style-name="T2"> </text:span><text:span text:style-name="T3">cooking: deep fry</text:span></text:p>
      <text:p text:style-name="P6"><text:span text:style-name="T7">200ml-500ml vegetable oil: should be enough to cover the meat portion of the wontons when placed in the pan. Do </text:span><text:span text:style-name="T8">not</text:span><text:span text:style-name="T7"> use olive oil due to lower smoke point.</text:span></text:p>
      <text:p text:style-name="P4"/>
      <text:p text:style-name="P7"><text:span text:style-name="T7">H</text:span><text:span text:style-name="T6">eat </text:span><text:span text:style-name="T7">the oil </text:span><text:span text:style-name="T6">till it's hot and the turn the heat to </text:span><text:span text:style-name="T7">medium-low. Wait 30s so the first batch don’t get scorched.</text:span><text:span text:style-name="T6"> </text:span><text:span text:style-name="T9">Stand</text:span><text:span text:style-name="T6"> a batch of ~4 </text:span><text:span text:style-name="T7">wontons </text:span><text:span text:style-name="T6">in </text:span><text:span text:style-name="T7">the</text:span><text:span text:style-name="T6"> pan </text:span><text:span text:style-name="T9">so the meat part is submerged</text:span><text:span text:style-name="T6"> and fry for a</text:span><text:span text:style-name="T7">bout</text:span><text:span text:style-name="T6"> 2 minutes, then tip over for 30-60sec to crisp up the top. Drain and pat dry with kitchen paper.</text:span></text:p>
      <text:p text:style-name="P12"/>
      <text:p text:style-name="P7"><text:span text:style-name="T9">You c</text:span><text:span text:style-name="T6">an keep them hot in the oven on low (Gas </text:span><text:span text:style-name="T9">3-</text:span><text:span text:style-name="T6">4) if needed, </text:span><text:span text:style-name="T9">or reheat from chilled on Gas 6 for about 10 minutes</text:span><text:span text:style-name="T6">: </text:span><text:span text:style-name="T9">in either case</text:span><text:span text:style-name="T6"> place </text:span><text:span text:style-name="T9">them </text:span><text:span text:style-name="T6">on a grill rack or wire grid so they stay crispy.</text:span></text:p>
      <text:p text:style-name="P1"/>
      <text:p text:style-name="P9"><text:span text:style-name="T4">For t</text:span><text:span text:style-name="T5">he</text:span><text:span text:style-name="T4"> </text:span><text:span text:style-name="T5">cooking: steam or soup</text:span></text:p>
      <text:p text:style-name="P5"><text:span text:style-name="T7">T</text:span><text:span text:style-name="T6">o steam: line the bottom of a steamer with baking paper and steam for about 10min.</text:span></text:p>
      <text:p text:style-name="P1"><text:span text:style-name="T14">A</text:span>lso good cooked <text:span text:style-name="T14">directly </text:span>into <text:span text:style-name="T15">clear </text:span>soup <text:span text:style-name="T14">for</text:span><text:span text:style-name="T15"> </text:span><text:span text:style-name="T14">5-8min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2-02-11T22:52:53.411839889</dc:date>
    <meta:editing-duration>PT1H44M22S</meta:editing-duration>
    <meta:editing-cycles>37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368" meta:character-count="1901" meta:non-whitespace-character-count="1554"/>
  </office:meta>
</office:document-meta>
</file>